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2.165cm"/>
      <style:paragraph-properties style:writing-mode="lr-tb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815cm"/>
      <style:paragraph-properties style:writing-mode="lr-tb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855cm"/>
      <style:paragraph-properties style:writing-mode="lr-tb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7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2.23cm"/>
      <style:paragraph-properties style:writing-mode="lr-tb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8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665cm" svg:height="1.27cm" svg:x="1.78cm" svg:y="0.825cm">
          <text:p text:style-name="P1"><text:span text:style-name="T1">buy/se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4.58cm" svg:y="0.825cm">
          <text:p text:style-name="P1"><text:span text:style-name="T1">Met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7.08cm" svg:y="0.825cm">
          <text:p text:style-name="P1"><text:span text:style-name="T1">We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5cm" svg:height="1.27cm" svg:x="9.625cm" svg:y="0.825cm"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7cm" svg:height="1.826cm" svg:x="0.845cm" svg:y="0.469cm">
          <draw:text-box>
            <text:p><text:span text:style-name="T2">(</text:span></text:p>
          </draw:text-box>
        </draw:frame>
        <draw:frame draw:style-name="gr5" draw:text-style-name="P3" draw:layer="layout" svg:width="1.27cm" svg:height="1.826cm" svg:x="11.945cm" svg:y="0.469cm">
          <draw:text-box>
            <text:p><text:span text:style-name="T2">)</text:span></text:p>
          </draw:text-box>
        </draw:frame>
        <draw:custom-shape draw:style-name="gr1" draw:text-style-name="P2" draw:layer="layout" svg:width="2.665cm" svg:height="1.27cm" svg:x="1.78cm" svg:y="3.625cm">
          <text:p text:style-name="P1"><text:span text:style-name="T1">bu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4.58cm" svg:y="3.625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7.08cm" svg:y="3.625cm">
          <text:p text:style-name="P1"><text:span text:style-name="T1">50.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5cm" svg:height="1.27cm" svg:x="9.625cm" svg:y="3.625cm">
          <text:p text:style-name="P1"><text:span text:style-name="T1">4028.5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45cm" svg:height="1.826cm" svg:x="0.57cm" svg:y="3.269cm">
          <draw:text-box>
            <text:p><text:span text:style-name="T2">[(</text:span></text:p>
          </draw:text-box>
        </draw:frame>
        <draw:frame draw:style-name="gr6" draw:text-style-name="P3" draw:layer="layout" svg:width="1.695cm" svg:height="3.401cm" svg:x="11.945cm" svg:y="3.269cm">
          <draw:text-box>
            <text:p><text:span text:style-name="T2">),</text:span></text:p>
          </draw:text-box>
        </draw:frame>
        <draw:custom-shape draw:style-name="gr7" draw:text-style-name="P2" draw:layer="layout" svg:width="2.73cm" svg:height="1.27cm" svg:x="13.78cm" svg:y="3.625cm">
          <text:p text:style-name="P1"><text:span text:style-name="T1">se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16.68cm" svg:y="3.625cm">
          <text:p text:style-name="P1"><text:span text:style-name="T1">Sil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19.18cm" svg:y="3.625cm">
          <text:p text:style-name="P1"><text:span text:style-name="T1">250.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5cm" svg:height="1.27cm" svg:x="21.69cm" svg:y="3.625cm">
          <text:p text:style-name="P1"><text:span text:style-name="T1">310.24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7cm" svg:height="1.826cm" svg:x="12.845cm" svg:y="3.269cm">
          <draw:text-box>
            <text:p><text:span text:style-name="T2">(</text:span></text:p>
          </draw:text-box>
        </draw:frame>
        <draw:frame draw:style-name="gr5" draw:text-style-name="P3" draw:layer="layout" svg:width="6.47cm" svg:height="1.826cm" svg:x="23.945cm" svg:y="3.275cm">
          <draw:text-box>
            <text:p><text:span text:style-name="T2">), … 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4T16:48:03.498281345</meta:creation-date>
    <dc:date>2024-10-21T21:12:11.262174513</dc:date>
    <meta:editing-duration>PT40M41S</meta:editing-duration>
    <meta:editing-cycles>7</meta:editing-cycles>
    <meta:generator>LibreOffice/7.3.7.2$Linux_X86_64 LibreOffice_project/30$Build-2</meta:generator>
    <meta:document-statistic meta:object-count="41"/>
  </office:meta>
</office:document-meta>
</file>